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Pictures/10000000000004B00000041153165BEBA85D10FD.jpg" manifest:media-type="image/jpe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66056" officeooo:paragraph-rsid="00166056"/>
    </style:style>
    <style:style style:name="P2" style:family="paragraph" style:parent-style-name="Text_20_body">
      <style:text-properties officeooo:rsid="00166056" officeooo:paragraph-rsid="00166056"/>
    </style:style>
    <style:style style:name="P3" style:family="paragraph" style:parent-style-name="Text_20_body">
      <style:text-properties officeooo:rsid="00166056" officeooo:paragraph-rsid="001ac142"/>
    </style:style>
    <style:style style:name="P4" style:family="paragraph" style:parent-style-name="Text_20_body">
      <style:text-properties officeooo:rsid="0017064f" officeooo:paragraph-rsid="0017064f"/>
    </style:style>
    <style:style style:name="P5" style:family="paragraph" style:parent-style-name="Text_20_body">
      <style:text-properties officeooo:rsid="00178a6e" officeooo:paragraph-rsid="00178a6e"/>
    </style:style>
    <style:style style:name="P6" style:family="paragraph" style:parent-style-name="Text_20_body">
      <style:text-properties officeooo:rsid="0017e07b" officeooo:paragraph-rsid="0017e07b"/>
    </style:style>
    <style:style style:name="P7" style:family="paragraph" style:parent-style-name="Text_20_body">
      <style:text-properties officeooo:rsid="0018f951" officeooo:paragraph-rsid="0018f951"/>
    </style:style>
    <style:style style:name="P8" style:family="paragraph" style:parent-style-name="Text_20_body">
      <style:text-properties officeooo:rsid="001a12f1" officeooo:paragraph-rsid="001a12f1"/>
    </style:style>
    <style:style style:name="P9" style:family="paragraph" style:parent-style-name="Text_20_body">
      <style:text-properties officeooo:rsid="001ac142" officeooo:paragraph-rsid="001ac142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66056" officeooo:paragraph-rsid="0016605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8f951" officeooo:paragraph-rsid="0018f951"/>
    </style:style>
    <style:style style:name="P12" style:family="paragraph" style:parent-style-name="Text_20_body">
      <style:text-properties officeooo:rsid="0016d116" officeooo:paragraph-rsid="0016d116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bold" officeooo:rsid="0016d116" officeooo:paragraph-rsid="0016d116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16d116" officeooo:paragraph-rsid="0016d116"/>
    </style:style>
    <style:style style:name="P15" style:family="paragraph" style:parent-style-name="Heading_20_1">
      <style:text-properties officeooo:rsid="0017064f" officeooo:paragraph-rsid="0017064f"/>
    </style:style>
    <style:style style:name="P16" style:family="paragraph" style:parent-style-name="Heading_20_1">
      <style:text-properties officeooo:rsid="0017e07b" officeooo:paragraph-rsid="0017e07b"/>
    </style:style>
    <style:style style:name="P17" style:family="paragraph" style:parent-style-name="Heading_20_1">
      <style:text-properties officeooo:rsid="0018f951" officeooo:paragraph-rsid="0018f951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16d116"/>
    </style:style>
    <style:style style:name="T2" style:family="text">
      <style:text-properties officeooo:rsid="0017064f"/>
    </style:style>
    <style:style style:name="T3" style:family="text">
      <style:text-properties officeooo:rsid="00178a6e"/>
    </style:style>
    <style:style style:name="T4" style:family="text">
      <style:text-properties officeooo:rsid="0017d4fc"/>
    </style:style>
    <style:style style:name="T5" style:family="text">
      <style:text-properties officeooo:rsid="0018f951"/>
    </style:style>
    <style:style style:name="T6" style:family="text">
      <style:text-properties officeooo:rsid="001a12f1"/>
    </style:style>
    <style:style style:name="T7" style:family="text">
      <style:text-properties officeooo:rsid="001ac1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064f" style:font-weight-asian="bold" style:font-weight-complex="bold"/>
    </style:style>
    <style:style style:name="T10" style:family="text">
      <style:text-properties fo:font-weight="bold" officeooo:rsid="001ac142" style:font-weight-asian="bold" style:font-weight-complex="bold"/>
    </style:style>
    <style:style style:name="T11" style:family="text">
      <style:text-properties fo:font-weight="bold" officeooo:rsid="0017d4fc" style:font-weight-asian="bold" style:font-weight-complex="bold"/>
    </style:style>
    <style:style style:name="T12" style:family="text">
      <style:text-properties fo:font-weight="bold" officeooo:rsid="001a12f1" style:font-weight-asian="bold" style:font-weight-complex="bold"/>
    </style:style>
    <style:style style:name="T13" style:family="text">
      <style:text-properties officeooo:rsid="001d284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-KEP<text:line-break/>manuel d’utilisation</text:p>
      <text:p text:style-name="P2"/>
      <text:h text:style-name="Heading_20_1" text:outline-level="1">1 ) <text:span text:style-name="T1">légende</text:span></text:h>
      <text:p text:style-name="P12">La figure suivante explicite le nom des contrôles non munis de légendes :</text:p>
      <text:p text:style-name="P2"><draw:frame draw:style-name="fr1" draw:name="Objet1" text:anchor-type="paragraph" svg:x="1.903cm" svg:y="0.083cm" svg:width="14.781cm" svg:height="12.9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O<text:span text:style-name="T1">n dénombre donc :</text:span></text:p>
      <text:p text:style-name="P2">- <text:span text:style-name="T1">5 contrôles de réglage rotatifs :</text:span></text:p>
      <text:list xml:id="list7127533272309156528" text:style-name="L1">
        <text:list-item>
          <text:p text:style-name="P13">filtre</text:p>
        </text:list-item>
        <text:list-item>
          <text:p text:style-name="P13">vitesse</text:p>
        </text:list-item>
        <text:list-item>
          <text:p text:style-name="P13">disto</text:p>
        </text:list-item>
        <text:list-item>
          <text:p text:style-name="P13">reverb</text:p>
        </text:list-item>
        <text:list-item>
          <text:p text:style-name="P13">volume</text:p>
          <text:p text:style-name="P14"/>
        </text:list-item>
      </text:list>
      <text:p text:style-name="P10"><text:soft-page-break/>- <text:span text:style-name="T2">4 boutons poussoirs </text:span><text:span text:style-name="T9">son / banque</text:span><text:span text:style-name="T2"> « </text:span><text:span text:style-name="T9">1</text:span><text:span text:style-name="T2"> » « </text:span><text:span text:style-name="T9">2</text:span><text:span text:style-name="T2"> » « </text:span><text:span text:style-name="T9">3</text:span><text:span text:style-name="T2"> » « </text:span><text:span text:style-name="T9">4</text:span><text:span text:style-name="T2"> »</text:span></text:p>
      <text:p text:style-name="P10">- <text:span text:style-name="T2">1 bouton rouge à LED «</text:span><text:span text:style-name="T9"> REC </text:span><text:span text:style-name="T2">»</text:span></text:p>
      <text:p text:style-name="P10">- <text:span text:style-name="T2">1 bouton «</text:span><text:span text:style-name="T9"> Shift </text:span><text:span text:style-name="T2">»</text:span></text:p>
      <text:p text:style-name="P10">- <text:span text:style-name="T2">1 LED verte «</text:span><text:span text:style-name="T9"> Jeu </text:span><text:span text:style-name="T2">»</text:span></text:p>
      <text:p text:style-name="P10">- <text:span text:style-name="T2">1 LED rouge «</text:span><text:span text:style-name="T9"> Vu-mètre </text:span><text:span text:style-name="T2">»</text:span></text:p>
      <text:p text:style-name="P10"/>
      <text:h text:style-name="P15" text:outline-level="1">2) jouer</text:h>
      <text:p text:style-name="P4">Tout d’abord, <text:span text:style-name="T4">sélectionner</text:span> la banque 1, 2, 3 ou 4 à l’aide du bouton <text:span text:style-name="T8">Shift</text:span> et de l’un des 4 boutons de <text:span text:style-name="T8">son / banque </text:span>: </text:p>
      <text:p text:style-name="P4">- appuyer sur <text:span text:style-name="T8">Shift</text:span> (et le maintenir appuyé)</text:p>
      <text:p text:style-name="P4">- puis appuyer sur l’un des <text:span text:style-name="T7">4</text:span> poussoirs <text:span text:style-name="T10">son / banque</text:span>, correspondant à la banque qu’on veut jouer.</text:p>
      <text:p text:style-name="P4">- <text:span text:style-name="T4">lâcher</text:span> le <text:span text:style-name="T8">Shift</text:span></text:p>
      <text:p text:style-name="P4"/>
      <text:p text:style-name="P4">Par la suite, les 4 boutons de <text:span text:style-name="T8">son / banque</text:span> 1/2/3/4 <text:span text:style-name="T3">servent à déclencher les 4 sons de la banque sélectionnée.</text:span></text:p>
      <text:p text:style-name="P5">Lorsqu’on appuie sur un bouton, la lecture du son correspondant est lancée. Si le bouton est <text:span text:style-name="T4">relâché</text:span>, <text:s/>la lecture est <text:span text:style-name="T4">arrêtée.</text:span> Si le bouton est maintenu appuyé alors que le son arrive à sa fin, <text:span text:style-name="T13">la lecture</text:span> est automatiquement relancé<text:span text:style-name="T13">e</text:span>.</text:p>
      <text:p text:style-name="P5">On peut utiliser les 4 boutons de <text:span text:style-name="T8">son</text:span> <text:span text:style-name="T4">indépendamment</text:span> et simultanément.</text:p>
      <text:p text:style-name="P9">Lorsqu’au moins 1 bouton de <text:span text:style-name="T8">son</text:span> est appuyé, la led verte «<text:span text:style-name="T8"> Jeu </text:span>» s’allume.</text:p>
      <text:p text:style-name="P9">Lorsque le niveau sonore est significatif, la LED rouge «<text:span text:style-name="T8"> vu-mètre </text:span>» s’allume.</text:p>
      <text:p text:style-name="P5"/>
      <text:p text:style-name="P5">Les 5 <text:span text:style-name="T4">réglages</text:span> rotatifs modifient le rendu sonore des sons joués :</text:p>
      <text:p text:style-name="P5">- <text:span text:style-name="T4">le «</text:span><text:span text:style-name="T11"> filtre </text:span><text:span text:style-name="T4">» permet de supprimer les fréquences aiguës ; le son original est obtenu au réglage maximum. Plus le réglage est bas, et plus les fréquence hautes sont supprimées.</text:span></text:p>
      <text:p text:style-name="P5">- <text:span text:style-name="T4">la «</text:span><text:span text:style-name="T11"> vitesse </text:span><text:span text:style-name="T4">» permet de modifier la vitesse de lecture. Au dessus de la moitié de la course du réglage, le son est lu à l’endroit (la vitesse est positive). En dessus, le son est lu à l’envers (vitesse négative). La vitesse originale est à peu près au ¾ de la course totale.</text:span></text:p>
      <text:p text:style-name="P5">- <text:span text:style-name="T4">la «</text:span><text:span text:style-name="T11"> disto </text:span><text:span text:style-name="T4">» permet d’enrichir le contenu harmonique par effet de distorsion. Elle permet aussi de faire ressortir les sons faibles. Le son normal (sans distorsion) est obtenu pour le réglage minimum.</text:span></text:p>
      <text:p text:style-name="P5">- <text:span text:style-name="T4">la «</text:span><text:span text:style-name="T11"> reverb </text:span><text:span text:style-name="T4">» ajoute une résonance (réverbération) analogue à l’effet qu’apporterait le fait de jouer le son dans un grand espace réverbérant. A noter que la « longueur » de la réverbération peut être modifiée en gardant le bouton Shift appuyé et en changeant le réglage « reverb ».</text:span></text:p>
      <text:p text:style-name="P5">- <text:span text:style-name="T4">le «</text:span><text:span text:style-name="T11"> volume </text:span><text:span text:style-name="T4">» permet de jouer plus ou moins fort.</text:span></text:p>
      <text:p text:style-name="P5"/>
      <text:h text:style-name="P16" text:outline-level="1"><text:soft-page-break/>3) enregistrer</text:h>
      <text:p text:style-name="P6">Il est possible d’enregistrer sa performance, <text:span text:style-name="T5">afin de pouvoir la ré-écouter par la suite.</text:span></text:p>
      <text:p text:style-name="P7">Pour lancer l’enregistrement, appuy<text:span text:style-name="T6">er</text:span> sur <text:span text:style-name="T8">Shift</text:span> et simultanément sur <text:span text:style-name="T8">REC</text:span>. Le bouton <text:span text:style-name="T8">REC</text:span> clignote <text:span text:style-name="T6">alors rapidement, attendant le début du jeu ; l’enregistrement commence réellement lors du premier appui sur un bouton « son » (le bouton </text:span><text:span text:style-name="T12">REC</text:span><text:span text:style-name="T6"> clignote alors plus lentement). L’enregistrement s’arrête en appuyant de nouveau sur le bouton </text:span><text:span text:style-name="T12">REC</text:span><text:span text:style-name="T6"> (le bouton </text:span><text:span text:style-name="T12">REC</text:span><text:span text:style-name="T6"> s’éteint). Il est alors sauvegardé dans la banque courante, sous le nom de fichier « rec.wav ».</text:span></text:p>
      <text:p text:style-name="P8">ATTENTION : on ne peut sauvegarder qu’un seul enregistrement pour chaque banque.</text:p>
      <text:p text:style-name="P8">Si un enregistrement existe pour la banque courante, on peut le réécouter en appuyant sur le bouton <text:span text:style-name="T8">REC</text:span> (il est alors possible d’arrêter la lecture en appuyant de nouveau sur le <text:span text:style-name="T8">REC</text:span>). </text:p>
      <text:h text:style-name="P17" text:outline-level="1">4) utiliser ses propres banques de sons</text:h>
      <text:p text:style-name="P7">- Débrancher le LAMKEP.</text:p>
      <text:p text:style-name="P7">- Insérer une clef USB contenant à sa racine un dossier LAMKEPDATA, contenant 4 dossier « bank0 », « bank1 », « bank2 » et « bank3 », contenant chacun 4 fichiers son nommés « 0.wav », « 1.wav », « 2.wav » et « 3.wav ». Ces fichiers doivent être au format wav, stéréo, 16bit, 44100Hz.</text:p>
      <text:p text:style-name="P7">- Brancher le LAMKEP.</text:p>
      <text:p text:style-name="P7">Les 4 banques du LAMKEP seront maintenant celles de la clef USB. <text:span text:style-name="T6">Les enregistrements lors de cette session sont sauvegardés sur la clef, dans le dossier correspondant à la banque sélectionnée lors de l’arrêt de l’enregistrement. </text:span></text:p>
      <text:p text:style-name="P7"/>
      <text:p text:style-name="P8"/>
      <text:h text:style-name="P18" text:outline-level="1">Structure de la clef USB :</text:h>
      <text:p text:style-name="P11">├── LAMKEPDATA</text:p>
      <text:p text:style-name="P11">│   ├── bank0</text:p>
      <text:p text:style-name="P11">│   │   ├── 0.wav</text:p>
      <text:p text:style-name="P11">│   │   ├── 1.wav</text:p>
      <text:p text:style-name="P11">│   │   ├── 2.wav</text:p>
      <text:p text:style-name="P11">│   │   └── 3.wav</text:p>
      <text:p text:style-name="P11">│   ├── bank1</text:p>
      <text:p text:style-name="P11">│   │   ├── 0.wav</text:p>
      <text:p text:style-name="P11">│   │   ├── 1.wav</text:p>
      <text:p text:style-name="P11">│   │   ├── 2.wav</text:p>
      <text:p text:style-name="P11">│   │   └── 3.wav</text:p>
      <text:p text:style-name="P11">│   ├── bank2</text:p>
      <text:p text:style-name="P11">│   │   ├── 0.wav</text:p>
      <text:p text:style-name="P11">│   │   ├── 1.wav</text:p>
      <text:p text:style-name="P11">│   │   ├── 2.wav</text:p>
      <text:p text:style-name="P11">│   │   └── 3.wav</text:p>
      <text:p text:style-name="P11">│   └── bank3</text:p>
      <text:p text:style-name="P11">│   <text:s text:c="4"/>├── 0.wav</text:p>
      <text:p text:style-name="P11">│   <text:s text:c="4"/>├── 1.wav</text:p>
      <text:p text:style-name="P11">│   <text:s text:c="4"/>├── 2.wav</text:p>
      <text:p text:style-name="P11">│   <text:s text:c="4"/>└── 3.wa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7:55:26.144970308</meta:creation-date>
    <meta:generator>LibreOffice/5.1.6.2$Linux_X86_64 LibreOffice_project/10m0$Build-2</meta:generator>
    <dc:date>2021-04-21T18:02:54.012818648</dc:date>
    <meta:editing-duration>PT37M17S</meta:editing-duration>
    <meta:editing-cycles>6</meta:editing-cycles>
    <meta:document-statistic meta:table-count="0" meta:image-count="0" meta:object-count="1" meta:page-count="4" meta:paragraph-count="64" meta:word-count="763" meta:character-count="4037" meta:non-whitespace-character-count="32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51cm" fo:min-width="2.8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451cm" fo:min-width="2.9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451cm" fo:min-width="3.1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451cm" fo:min-width="2.5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351cm" fo:min-width="1.80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03cm" svg:height="9.892cm" svg:x="4.6cm" svg:y="4.708cm">
          <draw:image xlink:href="Pictures/10000000000004B00000041153165BEBA85D10FD.jpg" xlink:type="simple" xlink:show="embed" xlink:actuate="onLoad">
            <text:p/>
          </draw:image>
        </draw:frame>
        <draw:custom-shape draw:style-name="gr2" draw:text-style-name="P2" draw:layer="layout" svg:width="3.3cm" svg:height="0.9cm" svg:x="2.1cm" svg:y="15.6cm">
          <text:p text:style-name="P2"><text:span text:style-name="T1">Son / banque 1</text:span></text:p>
          <draw:enhanced-geometry svg:viewBox="0 0 21600 21600" draw:glue-points="10800 0 0 10800 10800 21600 21600 10800 ?f40 ?f41" draw:text-areas="0 0 21600 21600" draw:type="rectangular-callout" draw:modifiers="24322.084216904 -52166.0377358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5.5cm" svg:y="15.6cm">
          <text:p text:style-name="P2"><text:span text:style-name="T1">Son / banque 2</text:span></text:p>
          <draw:enhanced-geometry svg:viewBox="0 0 21600 21600" draw:glue-points="10800 0 0 10800 10800 21600 21600 10800 ?f40 ?f41" draw:text-areas="0 0 21600 21600" draw:type="rectangular-callout" draw:modifiers="14421.8115722508 -53100.9988901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8.9cm" svg:y="15.6cm">
          <text:p text:style-name="P2"><text:span text:style-name="T1">Son / banque 3</text:span></text:p>
          <draw:enhanced-geometry svg:viewBox="0 0 21600 21600" draw:glue-points="10800 0 0 10800 10800 21600 21600 10800 ?f40 ?f41" draw:text-areas="0 0 21600 21600" draw:type="rectangular-callout" draw:modifiers="30237.3826113299 -55426.4150943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12.3cm" svg:y="15.6cm">
          <text:p text:style-name="P2"><text:span text:style-name="T1">Son / banque 4</text:span></text:p>
          <draw:enhanced-geometry svg:viewBox="0 0 21600 21600" draw:glue-points="10800 0 0 10800 10800 21600 21600 10800 ?f40 ?f41" draw:text-areas="0 0 21600 21600" draw:type="rectangular-callout" draw:modifiers="19322.871857013 -56361.3762486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4cm" svg:height="0.7cm" svg:x="2.5cm" svg:y="4.5cm">
          <text:p text:style-name="P2"><text:span text:style-name="T1">Bouton « Shift »</text:span></text:p>
          <draw:enhanced-geometry svg:viewBox="0 0 21600 21600" draw:glue-points="10800 0 0 10800 10800 21600 21600 10800 ?f40 ?f41" draw:text-areas="0 0 21600 21600" draw:type="rectangular-callout" draw:modifiers="20698.147603646 45387.7318116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cm" svg:height="0.7cm" svg:x="3.1cm" svg:y="7.9cm">
          <text:p text:style-name="P2"><text:span text:style-name="T1">Bouton « REC »</text:span></text:p>
          <draw:enhanced-geometry svg:viewBox="0 0 21600 21600" draw:glue-points="10800 0 0 10800 10800 21600 21600 10800 ?f40 ?f41" draw:text-areas="0 0 21600 21600" draw:type="rectangular-callout" draw:modifiers="21665.9816717578 49701.56918687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cm" svg:height="0.7cm" svg:x="13.5cm" svg:y="4cm">
          <text:p text:style-name="P2"><text:span text:style-name="T1">LED vu-metre</text:span></text:p>
          <draw:enhanced-geometry svg:viewBox="0 0 21600 21600" draw:glue-points="10800 0 0 10800 10800 21600 21600 10800 ?f40 ?f41" draw:text-areas="0 0 21600 21600" draw:type="rectangular-callout" draw:modifiers="-16367.3442185938 52998.57346647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2.3cm" svg:height="0.6cm" svg:x="8.9cm" svg:y="4.1cm">
          <text:p text:style-name="P2"><text:span text:style-name="T1">LED jeu</text:span></text:p>
          <draw:enhanced-geometry svg:viewBox="0 0 21600 21600" draw:glue-points="10800 0 0 10800 10800 21600 21600 10800 ?f40 ?f41" draw:text-areas="0 0 21600 21600" draw:type="rectangular-callout" draw:modifiers="647.718383311604 64512.47920133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